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10.114cm" svg:x="11.288cm" svg:y="0.477cm">
            <draw:object draw:notify-on-update-of-ranges="Arkusz1.A3:Arkusz1.A30 Arkusz1.B3:Arkusz1.B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9.224cm" svg:x="11.261cm" svg:y="10.518cm">
            <draw:object draw:notify-on-update-of-ranges="Arkusz1.A3:Arkusz1.A30 Arkusz1.C3:Arkusz1.C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9.29cm" svg:x="11.196cm" svg:y="19.549cm">
            <draw:object draw:notify-on-update-of-ranges="Arkusz1.A3:Arkusz1.A30 Arkusz1.D3:Arkusz1.D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Ograniczenie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61">
            <text:p>44261</text:p>
          </table:table-cell>
          <table:table-cell office:value-type="float" office:value="0">
            <text:p>0</text:p>
          </table:table-cell>
          <table:table-cell office:value-type="float" office:value="44261">
            <text:p>442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3">
            <text:p>3053</text:p>
          </table:table-cell>
          <table:table-cell office:value-type="float" office:value="12">
            <text:p>12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3">
            <text:p>413</text:p>
          </table:table-cell>
          <table:table-cell office:value-type="float" office:value="23">
            <text:p>2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58">
            <text:p>3858</text:p>
          </table:table-cell>
          <table:table-cell office:value-type="float" office:value="127">
            <text:p>127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2338">
            <text:p>62338</text:p>
          </table:table-cell>
          <table:table-cell office:value-type="float" office:value="3">
            <text:p>3</text:p>
          </table:table-cell>
          <table:table-cell office:value-type="float" office:value="62341">
            <text:p>6234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443">
            <text:p>90443</text:p>
          </table:table-cell>
          <table:table-cell office:value-type="float" office:value="49178">
            <text:p>49178</text:p>
          </table:table-cell>
          <table:table-cell office:value-type="float" office:value="139621">
            <text:p>13962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2006">
            <text:p>142006</text:p>
          </table:table-cell>
          <table:table-cell office:value-type="float" office:value="0">
            <text:p>0</text:p>
          </table:table-cell>
          <table:table-cell office:value-type="float" office:value="142006">
            <text:p>1420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6457">
            <text:p>86457</text:p>
          </table:table-cell>
          <table:table-cell office:value-type="float" office:value="11829">
            <text:p>11829</text:p>
          </table:table-cell>
          <table:table-cell office:value-type="float" office:value="98286">
            <text:p>982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5621">
            <text:p>155621</text:p>
          </table:table-cell>
          <table:table-cell office:value-type="float" office:value="0">
            <text:p>0</text:p>
          </table:table-cell>
          <table:table-cell office:value-type="float" office:value="155621">
            <text:p>15562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5648">
            <text:p>65648</text:p>
          </table:table-cell>
          <table:table-cell office:value-type="float" office:value="3225">
            <text:p>3225</text:p>
          </table:table-cell>
          <table:table-cell office:value-type="float" office:value="68873">
            <text:p>688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1660">
            <text:p>501660</text:p>
          </table:table-cell>
          <table:table-cell office:value-type="float" office:value="0">
            <text:p>0</text:p>
          </table:table-cell>
          <table:table-cell office:value-type="float" office:value="501660">
            <text:p>5016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328">
            <text:p>20328</text:p>
          </table:table-cell>
          <table:table-cell office:value-type="float" office:value="46680">
            <text:p>46680</text:p>
          </table:table-cell>
          <table:table-cell office:value-type="float" office:value="67008">
            <text:p>6700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8978">
            <text:p>78978</text:p>
          </table:table-cell>
          <table:table-cell office:value-type="float" office:value="0">
            <text:p>0</text:p>
          </table:table-cell>
          <table:table-cell office:value-type="float" office:value="78978">
            <text:p>7897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3749">
            <text:p>33749</text:p>
          </table:table-cell>
          <table:table-cell office:value-type="float" office:value="16150">
            <text:p>16150</text:p>
          </table:table-cell>
          <table:table-cell office:value-type="float" office:value="49899">
            <text:p>4989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894">
            <text:p>8894</text:p>
          </table:table-cell>
          <table:table-cell office:value-type="float" office:value="0">
            <text:p>0</text:p>
          </table:table-cell>
          <table:table-cell office:value-type="float" office:value="8894">
            <text:p>88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5T12:58:24</dc:date>
    <meta:editing-duration>PT1H17M7S</meta:editing-duration>
    <meta:editing-cycles>9</meta:editing-cycles>
    <meta:generator>LibreOffice/3.5$Linux_X86_64 LibreOffice_project/350m1$Build-2</meta:generator>
    <dc:creator>Łukasz Opioła</dc:creator>
    <meta:document-statistic meta:table-count="3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225cm" xlink:href=".." xlink:type="simple" chart:class="chart:bar" chart:style-name="ch1">
        <chart:title svg:x="4.483cm" svg:y="0.289cm" chart:style-name="ch2">
          <text:p>Ilość wypadków dla danego ograniczenia prędkości, GB</text:p>
        </chart:title>
        <chart:plot-area chart:style-name="ch3" table:cell-range-address="Arkusz1.A3:Arkusz1.A30 Arkusz1.C3:Arkusz1.C30" chart:data-source-has-labels="column" svg:x="0.855cm" svg:y="1.651cm" svg:width="18.612cm" svg:height="6.409cm">
          <chartooo:coordinate-region svg:x="2.032cm" svg:y="1.85cm" svg:width="17.435cm" svg:height="5.563cm"/>
          <chart:axis chart:dimension="x" chart:name="primary-x" chart:style-name="ch4" chartooo:axis-type="auto">
            <chartooo:date-scale/>
            <chart:title svg:x="8.741cm" svg:y="8.244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12">
                <text:p>12</text:p>
                <draw:g>
                  <svg:desc>Arkusz1.C3:Arkusz1.C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178">
                <text:p>491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0.115cm" xlink:href=".." xlink:type="simple" chart:class="chart:bar" chart:style-name="ch1">
        <chart:title svg:x="4.406cm" svg:y="0.338cm" chart:style-name="ch2">
          <text:p>Ilość wypadków dla danego ograniczenia prędkości, USA</text:p>
        </chart:title>
        <chart:plot-area chart:style-name="ch3" table:cell-range-address="Arkusz1.A3:Arkusz1.B30" chart:data-source-has-labels="column" svg:x="0.855cm" svg:y="1.723cm" svg:width="18.612cm" svg:height="7.209cm">
          <chartooo:coordinate-region svg:x="2.217cm" svg:y="1.922cm" svg:width="17.25cm" svg:height="6.363cm"/>
          <chart:axis chart:dimension="x" chart:name="primary-x" chart:style-name="ch4" chartooo:axis-type="auto">
            <chartooo:date-scale/>
            <chart:title svg:x="8.741cm" svg:y="9.134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3053">
                <text:p>3053</text:p>
                <draw:g>
                  <svg:desc>Arkusz1.B3:Arkusz1.B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0443">
                <text:p>9044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2006">
                <text:p>1420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6457">
                <text:p>8645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5621">
                <text:p>1556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648">
                <text:p>656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1660">
                <text:p>5016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8978">
                <text:p>789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3749">
                <text:p>3374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291cm" xlink:href=".." xlink:type="simple" chart:class="chart:bar" chart:style-name="ch1">
        <chart:title svg:x="3.956cm" svg:y="0.321cm" chart:style-name="ch2">
          <text:p>Ilość wypadków dla danego ograniczenia prędkości, USA+GB</text:p>
        </chart:title>
        <chart:plot-area chart:style-name="ch3" table:cell-range-address="Arkusz1.A3:Arkusz1.A30 Arkusz1.D3:Arkusz1.D30" chart:data-source-has-labels="column" svg:x="0.855cm" svg:y="1.655cm" svg:width="18.612cm" svg:height="6.47cm">
          <chartooo:coordinate-region svg:x="2.217cm" svg:y="1.854cm" svg:width="17.25cm" svg:height="5.624cm"/>
          <chart:axis chart:dimension="x" chart:name="primary-x" chart:style-name="ch4" chartooo:axis-type="auto">
            <chartooo:date-scale/>
            <chart:title svg:x="8.741cm" svg:y="8.31cm" chart:style-name="ch5">
              <text:p>ograniczenie km/h]</text:p>
            </chart:title>
            <chart:categories table:cell-range-address="Arkusz1.A3:Arkusz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30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30</svg:desc>
                </draw:g>
              </table:table-cell>
              <table:table-cell office:value-type="float" office:value="3065">
                <text:p>3065</text:p>
                <draw:g>
                  <svg:desc>Arkusz1.D3:Arkusz1.D3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41">
                <text:p>623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9621">
                <text:p>1396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2006">
                <text:p>1420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286">
                <text:p>982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5621">
                <text:p>1556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8873">
                <text:p>6887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01660">
                <text:p>5016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7008">
                <text:p>6700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8978">
                <text:p>789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9899">
                <text:p>498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